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2.0146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2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79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2.1875in"/>
    </style:style>
    <style:style style:name="Table3.C" style:family="table-column">
      <style:table-column-properties style:column-width="1.125in"/>
    </style:style>
    <style:style style:name="Table3.D" style:family="table-column">
      <style:table-column-properties style:column-width="0.8125in"/>
    </style:style>
    <style:style style:name="Table3.E" style:family="table-column">
      <style:table-column-properties style:column-width="0.9521in"/>
    </style:style>
    <style:style style:name="Table3.F" style:family="table-column">
      <style:table-column-properties style:column-width="1.120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2.75in" fo:margin-left="4.0042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187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.159in"/>
    </style:style>
    <style:style style:name="Table5.C" style:family="table-column">
      <style:table-column-properties style:column-width="0.9035in"/>
    </style:style>
    <style:style style:name="Table5.D" style:family="table-column">
      <style:table-column-properties style:column-width="2.44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size="14pt" fo:font-weight="bold" officeooo:rsid="0022e155" officeooo:paragraph-rsid="0022e15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FreeSans" fo:font-weight="bold" officeooo:rsid="0022e155" officeooo:paragraph-rsid="0022e155" style:font-weight-asian="bold" style:font-weight-complex="bold"/>
    </style:style>
    <style:style style:name="P4" style:family="paragraph" style:parent-style-name="Standard">
      <style:text-properties style:font-name="FreeSans" fo:font-weight="bold" officeooo:rsid="002470e3" officeooo:paragraph-rsid="002470e3" style:font-weight-asian="bold" style:font-weight-complex="bold"/>
    </style:style>
    <style:style style:name="P5" style:family="paragraph" style:parent-style-name="Standard">
      <style:text-properties style:font-name="FreeSans" officeooo:rsid="0022e155" officeooo:paragraph-rsid="0022e155"/>
    </style:style>
    <style:style style:name="P6" style:family="paragraph" style:parent-style-name="Standard">
      <style:text-properties style:font-name="FreeSans" fo:font-weight="normal" officeooo:rsid="002470e3" officeooo:paragraph-rsid="002470e3" style:font-weight-asian="normal" style:font-weight-complex="normal"/>
    </style:style>
    <style:style style:name="P7" style:family="paragraph" style:parent-style-name="Standard">
      <style:text-properties style:font-name="FreeSans" fo:font-weight="normal" officeooo:rsid="00253ac0" officeooo:paragraph-rsid="00253ac0" style:font-weight-asian="normal" style:font-weight-complex="normal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Sans" fo:font-weight="bold" officeooo:rsid="0022e155" officeooo:paragraph-rsid="0022e155" style:font-weight-asian="bold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Sans" fo:font-weight="normal" officeooo:rsid="00253ac0" officeooo:paragraph-rsid="00253ac0" style:font-weight-asian="normal" style:font-weight-complex="normal"/>
    </style:style>
    <style:style style:name="P10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Sans" officeooo:rsid="00253ac0" officeooo:paragraph-rsid="00253ac0"/>
    </style:style>
    <style:style style:name="P11" style:family="paragraph" style:parent-style-name="Table_20_Contents">
      <style:text-properties style:font-name="FreeSans"/>
    </style:style>
    <style:style style:name="P12" style:family="paragraph" style:parent-style-name="Table_20_Contents">
      <style:text-properties style:font-name="FreeSans" officeooo:rsid="00222b27" officeooo:paragraph-rsid="00222b27"/>
    </style:style>
    <style:style style:name="P13" style:family="paragraph" style:parent-style-name="Table_20_Contents">
      <style:text-properties style:font-name="FreeSans" officeooo:paragraph-rsid="00222b27"/>
    </style:style>
    <style:style style:name="P14" style:family="paragraph" style:parent-style-name="Table_20_Contents">
      <style:text-properties style:font-name="FreeSans" officeooo:paragraph-rsid="003096d5"/>
    </style:style>
    <style:style style:name="P15" style:family="paragraph" style:parent-style-name="Table_20_Contents">
      <style:text-properties style:font-name="FreeSans" officeooo:rsid="002470e3" officeooo:paragraph-rsid="002470e3"/>
    </style:style>
    <style:style style:name="P16" style:family="paragraph" style:parent-style-name="Table_20_Contents">
      <style:text-properties style:font-name="FreeSans" officeooo:rsid="00253ac0" officeooo:paragraph-rsid="00253ac0"/>
    </style:style>
    <style:style style:name="P17" style:family="paragraph" style:parent-style-name="Table_20_Contents">
      <style:text-properties style:font-name="FreeSans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weight="bold" officeooo:rsid="002470e3" officeooo:paragraph-rsid="002470e3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FreeSans" fo:font-weight="bold" officeooo:rsid="002470e3" officeooo:paragraph-rsid="002470e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weight="bold" officeooo:paragraph-rsid="002470e3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FreeSans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/>
    </style:style>
    <style:style style:name="T1" style:family="text">
      <style:text-properties officeooo:rsid="00222b2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reeSans" officeooo:rsid="004dd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ank_name" text:name="py3o.bank.name"/>
        <text:user-field-decl office:value-type="string" office:string-value="bank_bik" text:name="py3o.bank.bik"/>
        <text:user-field-decl office:value-type="string" office:string-value="bank_accountNumber" text:name="py3o.bank.accountNumber"/>
        <text:user-field-decl office:value-type="string" office:string-value="client_info" text:name="py3o.client.info"/>
        <text:user-field-decl office:value-type="string" office:string-value="document_number" text:name="py3o.document.number"/>
        <text:user-field-decl office:value-type="string" office:string-value="document_date" text:name="py3o.document.date"/>
        <text:user-field-decl office:value-type="string" office:string-value="document_contract" text:name="py3o.document.contract"/>
        <text:user-field-decl office:value-type="string" office:string-value="provider_inn" text:name="py3o.provider.inn"/>
        <text:user-field-decl office:value-type="string" office:string-value="provider_kpp" text:name="py3o.provider.kpp"/>
        <text:user-field-decl office:value-type="string" office:string-value="provider_name" text:name="py3o.provider.name"/>
        <text:user-field-decl office:value-type="string" office:string-value="provider_accountNumber" text:name="py3o.provider.accountNumber"/>
        <text:user-field-decl office:value-type="string" office:string-value="provider_info" text:name="py3o.provider.info"/>
        <text:user-field-decl office:value-type="string" office:string-value="item.index" text:name="py3o.item.index"/>
        <text:user-field-decl office:value-type="string" office:string-value="item.name" text:name="py3o.item.name"/>
        <text:user-field-decl office:value-type="string" office:string-value="item.amount" text:name="py3o.item.amount"/>
        <text:user-field-decl office:value-type="string" office:string-value="item.unit" text:name="py3o.item.unit"/>
        <text:user-field-decl office:value-type="string" office:string-value="item.price" text:name="py3o.item.price"/>
        <text:user-field-decl office:value-type="string" office:string-value="item.total" text:name="py3o.item.total"/>
        <text:user-field-decl office:value-type="string" office:string-value="bill.total" text:name="py3o.bill.total"/>
        <text:user-field-decl office:value-type="string" office:string-value="bill.tax" text:name="py3o.bill.tax"/>
        <text:user-field-decl office:value-type="string" office:string-value="bill.payment" text:name="py3o.bill.payment"/>
        <text:user-field-decl office:value-type="string" office:string-value="bill.countService" text:name="py3o.bill.countServic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table:number-columns-spanned="2" office:value-type="string">
            <text:p text:style-name="P11"><text:user-field-get text:name="py3o.bank.name">bank_name</text:user-field-get></text:p>
            <text:p text:style-name="P11"/>
            <text:p text:style-name="P12">Банк получателя</text:p>
          </table:table-cell>
          <table:covered-table-cell/>
          <table:table-cell table:style-name="Table1.A1" office:value-type="string">
            <text:p text:style-name="P12">БИК</text:p>
          </table:table-cell>
          <table:table-cell table:style-name="Table1.D1" office:value-type="string">
            <text:p text:style-name="P11"><text:user-field-get text:name="py3o.bank.bik">bank_bik</text:user-field-get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3"><text:span text:style-name="T1">Сч. </text:span><text:bookmark text:name=":nr"/>№</text:p>
          </table:table-cell>
          <table:table-cell table:style-name="Table1.D1" office:value-type="string">
            <text:p text:style-name="P14"><text:user-field-get text:name="py3o.bank.accountNumber">bank_accountNumber</text:user-field-get></text:p>
          </table:table-cell>
        </table:table-row>
        <table:table-row>
          <table:table-cell table:style-name="Table1.C2" office:value-type="string">
            <text:p text:style-name="P12">ИНН <text:user-field-get text:name="py3o.provider.inn">provider_inn</text:user-field-get></text:p>
          </table:table-cell>
          <table:table-cell table:style-name="Table1.C2" office:value-type="string">
            <text:p text:style-name="P12">КПП <text:user-field-get text:name="py3o.provider.kpp">provider_kpp</text:user-field-get></text:p>
          </table:table-cell>
          <table:table-cell table:style-name="Table1.C2" table:number-rows-spanned="2" office:value-type="string">
            <text:p text:style-name="P13"><text:span text:style-name="T1">Сч. </text:span><text:bookmark text:name=":nr1"/>№</text:p>
          </table:table-cell>
          <table:table-cell table:style-name="Table1.D3" table:number-rows-spanned="2" office:value-type="string">
            <text:p text:style-name="P11"><text:user-field-get text:name="py3o.provider.accountNumber">provider_accountNumber</text:user-field-get></text:p>
          </table:table-cell>
        </table:table-row>
        <table:table-row>
          <table:table-cell table:style-name="Table1.C2" table:number-columns-spanned="2" office:value-type="string">
            <text:p text:style-name="P11"><text:user-field-get text:name="py3o.provider.name">provider_name</text:user-field-get></text:p>
            <text:p text:style-name="P11"/>
            <text:p text:style-name="P12">Получатель</text:p>
          </table:table-cell>
          <table:covered-table-cell/>
          <table:covered-table-cell/>
          <table:covered-table-cell/>
        </table:table-row>
      </table:table>
      <text:p text:style-name="P1"/>
      <text:p text:style-name="P2">Счет на оплату <text:bookmark text:name=":nr2"/>№ <text:user-field-get text:name="py3o.document.number">document_number</text:user-field-get><text:s/>от <text:user-field-get text:name="py3o.document.date">document_date</text:user-field-get></text:p>
      <text:p text:style-name="P8"/>
      <text:p text:style-name="P3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Поставщик (Исполнитель):</text:p>
          </table:table-cell>
          <table:table-cell table:style-name="Table2.A1" office:value-type="string">
            <text:p text:style-name="P17"><text:user-field-get text:name="py3o.provider.info">provider_info</text:user-field-get></text:p>
          </table:table-cell>
        </table:table-row>
        <table:table-row table:style-name="Table2.1">
          <table:table-cell table:style-name="Table2.A1" office:value-type="string">
            <text:p text:style-name="P15">Покупатель (Заказчик):</text:p>
          </table:table-cell>
          <table:table-cell table:style-name="Table2.A1" office:value-type="string">
            <text:p text:style-name="P17"><text:user-field-get text:name="py3o.client.info">client_info</text:user-field-get></text:p>
          </table:table-cell>
        </table:table-row>
        <table:table-row>
          <table:table-cell table:style-name="Table2.A1" office:value-type="string">
            <text:p text:style-name="P15">Основание:</text:p>
          </table:table-cell>
          <table:table-cell table:style-name="Table2.A1" office:value-type="string">
            <text:p text:style-name="P17"><text:user-field-get text:name="py3o.document.contract">document_contract</text:user-field-get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0">№</text:p>
          </table:table-cell>
          <table:table-cell table:style-name="Table3.A1" office:value-type="string">
            <text:p text:style-name="P18">Товары (работы, услуги)</text:p>
          </table:table-cell>
          <table:table-cell table:style-name="Table3.A1" office:value-type="string">
            <text:p text:style-name="P18">Кол-во</text:p>
          </table:table-cell>
          <table:table-cell table:style-name="Table3.A1" office:value-type="string">
            <text:p text:style-name="P18">Ед.</text:p>
          </table:table-cell>
          <table:table-cell table:style-name="Table3.A1" office:value-type="string">
            <text:p text:style-name="P18">Цена</text:p>
          </table:table-cell>
          <table:table-cell table:style-name="Table3.F1" office:value-type="string">
            <text:p text:style-name="P18">Сумма</text:p>
          </table:table-cell>
        </table:table-row>
        <table:table-row>
          <table:table-cell table:style-name="Table3.A2" table:number-columns-spanned="6" office:value-type="string">
            <text:p text:style-name="Table_20_Contents"><text:a xlink:type="simple" xlink:href="py3o://for=%22item%20in%20items%22" text:style-name="Internet_20_link" text:visited-style-name="Visited_20_Internet_20_Link"><text:span text:style-name="T3">for="item in items"</text:span></text:a><text:text-input text:description="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2"><text:text-input text:description=""/><text:user-field-get text:name="py3o.item.index">item.index</text:user-field-get></text:p>
          </table:table-cell>
          <table:table-cell table:style-name="Table3.A3" office:value-type="string">
            <text:p text:style-name="P22"><text:user-field-get text:name="py3o.item.name">item.name</text:user-field-get></text:p>
          </table:table-cell>
          <table:table-cell table:style-name="Table3.A3" office:value-type="string">
            <text:p text:style-name="P22"><text:user-field-get text:name="py3o.item.amount">item.amount</text:user-field-get></text:p>
          </table:table-cell>
          <table:table-cell table:style-name="Table3.A3" office:value-type="string">
            <text:p text:style-name="P22"><text:user-field-get text:name="py3o.item.unit">item.unit</text:user-field-get></text:p>
          </table:table-cell>
          <table:table-cell table:style-name="Table3.A3" office:value-type="string">
            <text:p text:style-name="P22"><text:user-field-get text:name="py3o.item.price">item.price</text:user-field-get></text:p>
          </table:table-cell>
          <table:table-cell table:style-name="Table3.A2" office:value-type="string">
            <text:p text:style-name="P22"><text:user-field-get text:name="py3o.item.total">item.total</text:user-field-get></text:p>
          </table:table-cell>
        </table:table-row>
        <table:table-row>
          <table:table-cell table:style-name="Table3.A2" table:number-columns-spanned="6" office:value-type="string">
            <text:p text:style-name="Table_20_Contents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Итого:</text:p>
          </table:table-cell>
          <table:table-cell table:style-name="Table4.A1" office:value-type="string">
            <text:p text:style-name="P21"><text:user-field-get text:name="py3o.bill.total">bill.total</text:user-field-get></text:p>
          </table:table-cell>
        </table:table-row>
        <table:table-row>
          <table:table-cell table:style-name="Table4.A1" office:value-type="string">
            <text:p text:style-name="P19">В том числе НДС:</text:p>
          </table:table-cell>
          <table:table-cell table:style-name="Table4.A1" office:value-type="string">
            <text:p text:style-name="P21"><text:user-field-get text:name="py3o.bill.tax">bill.tax</text:user-field-get></text:p>
          </table:table-cell>
        </table:table-row>
        <table:table-row>
          <table:table-cell table:style-name="Table4.A1" office:value-type="string">
            <text:p text:style-name="P19">Всего к оплате:</text:p>
          </table:table-cell>
          <table:table-cell table:style-name="Table4.A1" office:value-type="string">
            <text:p text:style-name="P21"><text:user-field-get text:name="py3o.bill.payment">bill.payment</text:user-field-get></text:p>
          </table:table-cell>
        </table:table-row>
      </table:table>
      <text:p text:style-name="P6">Всего наименований <text:span text:style-name="T2"><text:user-field-get text:name="py3o.bill.countService">bill.countService</text:user-field-get></text:span>, на сумм <text:span text:style-name="T2"><text:user-field-get text:name="py3o.bill.payment">bill.payment</text:user-field-get></text:span><text:s/>руб.</text:p>
      <text:p text:style-name="P6"/>
      <text:p text:style-name="P6"/>
      <text:p text:style-name="P7">Внимание!</text:p>
      <text:p text:style-name="P7">Оплата данного счета означает согласие с условиями поставки товара.</text:p>
      <text:p text:style-name="P7">Уведомление об оплате обязантельно, в противном случае не гарантируется наличие товара на складе.</text:p>
      <text:p text:style-name="P7">Товар отпускается по факту прихода денег на р/с Поставщика, сомовызовом, при наличии доверенности и паспорта.</text:p>
      <text:p text:style-name="P9"/>
      <text:p text:style-name="P7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6">Руководитель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6">Бузгалтер</text:p>
          </table:table-cell>
          <table:table-cell table:style-name="Table5.D1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2:35:54.947175966</meta:creation-date>
    <dc:date>2020-04-23T17:06:01.602155024</dc:date>
    <meta:editing-duration>PT4H8M10S</meta:editing-duration>
    <meta:editing-cycles>42</meta:editing-cycles>
    <meta:generator>LibreOffice/6.0.7.3$Linux_X86_64 LibreOffice_project/00m0$Build-3</meta:generator>
    <meta:document-statistic meta:table-count="5" meta:image-count="0" meta:object-count="0" meta:page-count="1" meta:paragraph-count="46" meta:word-count="112" meta:character-count="847" meta:non-whitespace-character-count="785"/>
  </office:meta>
</office:document-meta>
</file>